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2.19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2]&gt;0)" style:apply-style-name="Bez_20_tytułu2" style:base-cell-address="Monologues_Intro.B2"/>
    </style:style>
    <style:style style:name="ce3" style:family="table-cell" style:parent-style-name="Default">
      <style:map style:condition="is-true-formula([$Monologues_Intro.$F191]&gt;0)" style:apply-style-name="Bez_20_tytułu2" style:base-cell-address="Monologues_Intro.B191"/>
    </style:style>
    <style:style style:name="ce4" style:family="table-cell" style:parent-style-name="Default">
      <style:map style:condition="is-true-formula([$Monologues_Intro.$F218]&gt;0)" style:apply-style-name="Bez_20_tytułu2" style:base-cell-address="Monologues_Intro.B218"/>
    </style:style>
    <style:style style:name="ce5" style:family="table-cell" style:parent-style-name="Default">
      <style:map style:condition="is-true-formula([$Monologues_Intro.$F219]&gt;0)" style:apply-style-name="Bez_20_tytułu2" style:base-cell-address="Monologues_Intro.B219"/>
    </style:style>
    <style:style style:name="ce6" style:family="table-cell" style:parent-style-name="Default">
      <style:map style:condition="is-true-formula([$Monologues_Intro.$F182]&gt;0)" style:apply-style-name="Bez_20_tytułu2" style:base-cell-address="Monologues_Intro.B182"/>
    </style:style>
    <style:style style:name="ce7" style:family="table-cell" style:parent-style-name="Default">
      <style:map style:condition="is-true-formula([$Monologues_Intro.$F2]&gt;0)" style:apply-style-name="Bez_20_tytułu2" style:base-cell-address="Monologues_Intro.D2"/>
    </style:style>
    <style:style style:name="ce8" style:family="table-cell" style:parent-style-name="Default">
      <style:map style:condition="is-true-formula([$Monologues_Intro.$F18]&gt;0)" style:apply-style-name="Bez_20_tytułu2" style:base-cell-address="Monologues_Intro.D18"/>
    </style:style>
    <style:style style:name="ce9" style:family="table-cell" style:parent-style-name="Default">
      <style:map style:condition="is-true-formula([$Monologues_Intro.$F83]&gt;0)" style:apply-style-name="Bez_20_tytułu2" style:base-cell-address="Monologues_Intro.D83"/>
    </style:style>
    <style:style style:name="ce10" style:family="table-cell" style:parent-style-name="Default">
      <style:map style:condition="is-true-formula([$Monologues_Intro.$F119]&gt;0)" style:apply-style-name="Bez_20_tytułu2" style:base-cell-address="Monologues_Intro.D119"/>
    </style:style>
    <style:style style:name="ce11" style:family="table-cell" style:parent-style-name="Default">
      <style:map style:condition="is-true-formula([$Monologues_Intro.$F143]&gt;0)" style:apply-style-name="Bez_20_tytułu2" style:base-cell-address="Monologues_Intro.D143"/>
    </style:style>
    <style:style style:name="ce12" style:family="table-cell" style:parent-style-name="Default">
      <style:map style:condition="is-true-formula([$Monologues_Intro.$F162]&gt;0)" style:apply-style-name="Bez_20_tytułu2" style:base-cell-address="Monologues_Intro.D162"/>
    </style:style>
    <style:style style:name="ce13" style:family="table-cell" style:parent-style-name="Default">
      <style:map style:condition="is-true-formula([$Monologues_Intro.$F163]&gt;0)" style:apply-style-name="Bez_20_tytułu2" style:base-cell-address="Monologues_Intro.D163"/>
    </style:style>
    <style:style style:name="ce14" style:family="table-cell" style:parent-style-name="Default">
      <style:map style:condition="is-true-formula([$Monologues_Intro.$F191]&gt;0)" style:apply-style-name="Bez_20_tytułu2" style:base-cell-address="Monologues_Intro.D191"/>
    </style:style>
    <style:style style:name="ce15" style:family="table-cell" style:parent-style-name="Default">
      <style:map style:condition="is-true-formula([$Monologues_Intro.$F211]&gt;0)" style:apply-style-name="Bez_20_tytułu2" style:base-cell-address="Monologues_Intro.D211"/>
    </style:style>
    <style:style style:name="ce16" style:family="table-cell" style:parent-style-name="Default">
      <style:map style:condition="is-true-formula([$Monologues_Intro.$F218]&gt;0)" style:apply-style-name="Bez_20_tytułu2" style:base-cell-address="Monologues_Intro.D218"/>
    </style:style>
    <style:style style:name="ce17" style:family="table-cell" style:parent-style-name="Default">
      <style:map style:condition="is-true-formula([$Monologues_Intro.$F219]&gt;0)" style:apply-style-name="Bez_20_tytułu2" style:base-cell-address="Monologues_Intro.D219"/>
    </style:style>
    <style:style style:name="ce18" style:family="table-cell" style:parent-style-name="Default">
      <style:map style:condition="is-true-formula([$Monologues_Intro.$F192]&gt;0)" style:apply-style-name="Bez_20_tytułu2" style:base-cell-address="Monologues_Intro.D192"/>
    </style:style>
    <style:style style:name="ce19" style:family="table-cell" style:parent-style-name="Default">
      <style:map style:condition="is-true-formula([$Monologues_Intro.$F2]&gt;0)" style:apply-style-name="Bez_20_tytułu2" style:base-cell-address="Monologues_Intro.E2"/>
    </style:style>
    <style:style style:name="ce20" style:family="table-cell" style:parent-style-name="Default">
      <style:map style:condition="is-true-formula([$Monologues_Intro.$F11]&gt;0)" style:apply-style-name="Bez_20_tytułu2" style:base-cell-address="Monologues_Intro.E11"/>
    </style:style>
    <style:style style:name="ce21" style:family="table-cell" style:parent-style-name="Default">
      <style:map style:condition="is-true-formula([$Monologues_Intro.$F57]&gt;0)" style:apply-style-name="Bez_20_tytułu2" style:base-cell-address="Monologues_Intro.E72"/>
    </style:style>
    <style:style style:name="ce22" style:family="table-cell" style:parent-style-name="Default">
      <style:map style:condition="is-true-formula([$Monologues_Intro.$F58]&gt;0)" style:apply-style-name="Bez_20_tytułu2" style:base-cell-address="Monologues_Intro.E73"/>
    </style:style>
    <style:style style:name="ce23" style:family="table-cell" style:parent-style-name="Default">
      <style:map style:condition="is-true-formula([$Monologues_Intro.$F59]&gt;0)" style:apply-style-name="Bez_20_tytułu2" style:base-cell-address="Monologues_Intro.E74"/>
    </style:style>
    <style:style style:name="ce24" style:family="table-cell" style:parent-style-name="Default">
      <style:map style:condition="is-true-formula([$Monologues_Intro.$F89]&gt;0)" style:apply-style-name="Bez_20_tytułu2" style:base-cell-address="Monologues_Intro.E89"/>
    </style:style>
    <style:style style:name="ce25" style:family="table-cell" style:parent-style-name="Default">
      <style:map style:condition="is-true-formula([$Monologues_Intro.$F90]&gt;0)" style:apply-style-name="Bez_20_tytułu2" style:base-cell-address="Monologues_Intro.E90"/>
    </style:style>
    <style:style style:name="ce26" style:family="table-cell" style:parent-style-name="Default">
      <style:map style:condition="is-true-formula([$Monologues_Intro.$F91]&gt;0)" style:apply-style-name="Bez_20_tytułu2" style:base-cell-address="Monologues_Intro.E91"/>
    </style:style>
    <style:style style:name="ce27" style:family="table-cell" style:parent-style-name="Default">
      <style:map style:condition="is-true-formula([$Monologues_Intro.$F125]&gt;0)" style:apply-style-name="Bez_20_tytułu2" style:base-cell-address="Monologues_Intro.E125"/>
    </style:style>
    <style:style style:name="ce28" style:family="table-cell" style:parent-style-name="Default">
      <style:map style:condition="is-true-formula([$Monologues_Intro.$F126]&gt;0)" style:apply-style-name="Bez_20_tytułu2" style:base-cell-address="Monologues_Intro.E126"/>
    </style:style>
    <style:style style:name="ce29" style:family="table-cell" style:parent-style-name="Default">
      <style:map style:condition="is-true-formula([$Monologues_Intro.$F127]&gt;0)" style:apply-style-name="Bez_20_tytułu2" style:base-cell-address="Monologues_Intro.E127"/>
    </style:style>
    <style:style style:name="ce30" style:family="table-cell" style:parent-style-name="Default">
      <style:map style:condition="is-true-formula([$Monologues_Intro.$F149]&gt;0)" style:apply-style-name="Bez_20_tytułu2" style:base-cell-address="Monologues_Intro.E149"/>
    </style:style>
    <style:style style:name="ce31" style:family="table-cell" style:parent-style-name="Default">
      <style:map style:condition="is-true-formula([$Monologues_Intro.$F150]&gt;0)" style:apply-style-name="Bez_20_tytułu2" style:base-cell-address="Monologues_Intro.E150"/>
    </style:style>
    <style:style style:name="ce32" style:family="table-cell" style:parent-style-name="Default">
      <style:map style:condition="is-true-formula([$Monologues_Intro.$F151]&gt;0)" style:apply-style-name="Bez_20_tytułu2" style:base-cell-address="Monologues_Intro.E151"/>
    </style:style>
    <style:style style:name="ce33" style:family="table-cell" style:parent-style-name="Default">
      <style:map style:condition="is-true-formula([$Monologues_Intro.$F170]&gt;0)" style:apply-style-name="Bez_20_tytułu2" style:base-cell-address="Monologues_Intro.E170"/>
    </style:style>
    <style:style style:name="ce34" style:family="table-cell" style:parent-style-name="Default">
      <style:map style:condition="is-true-formula([$Monologues_Intro.$F199]&gt;0)" style:apply-style-name="Bez_20_tytułu2" style:base-cell-address="Monologues_Intro.E199"/>
    </style:style>
    <style:style style:name="ce35" style:family="table-cell" style:parent-style-name="Default">
      <style:map style:condition="is-true-formula([$Monologues_Intro.$F32]&gt;0)" style:apply-style-name="Bez_20_tytułu2" style:base-cell-address="Monologues_Intro.F32"/>
    </style:style>
    <style:style style:name="ce36" style:family="table-cell" style:parent-style-name="Default">
      <style:map style:condition="is-true-formula([$Monologues_Intro.$F211]&gt;0)" style:apply-style-name="Bez_20_tytułu2" style:base-cell-address="Monologues_Intro.B211"/>
    </style:style>
    <style:style style:name="ce37" style:family="table-cell" style:parent-style-name="Default">
      <style:map style:condition="is-true-formula([$Monologues_Intro.$F15]&gt;0)" style:apply-style-name="Bez_20_tytułu2" style:base-cell-address="Monologues_Intro.H15"/>
    </style:style>
    <style:style style:name="ce38" style:family="table-cell" style:parent-style-name="Default">
      <style:map style:condition="is-true-formula([$Monologues_Intro.$F20]&gt;0)" style:apply-style-name="Bez_20_tytułu2" style:base-cell-address="Monologues_Intro.H20"/>
    </style:style>
    <style:style style:name="ce39" style:family="table-cell" style:parent-style-name="Default">
      <style:map style:condition="is-true-formula([$Monologues_Intro.$F29]&gt;0)" style:apply-style-name="Bez_20_tytułu2" style:base-cell-address="Monologues_Intro.H29"/>
    </style:style>
    <style:style style:name="ce40" style:family="table-cell" style:parent-style-name="Default">
      <style:map style:condition="is-true-formula([$Monologues_Intro.$F41]&gt;0)" style:apply-style-name="Bez_20_tytułu2" style:base-cell-address="Monologues_Intro.H41"/>
    </style:style>
    <style:style style:name="ce41" style:family="table-cell" style:parent-style-name="Default">
      <style:map style:condition="is-true-formula([$Monologues_Intro.$F45]&gt;0)" style:apply-style-name="Bez_20_tytułu2" style:base-cell-address="Monologues_Intro.H45"/>
    </style:style>
    <style:style style:name="ce42" style:family="table-cell" style:parent-style-name="Default">
      <style:map style:condition="is-true-formula([$Monologues_Intro.$F48]&gt;0)" style:apply-style-name="Bez_20_tytułu2" style:base-cell-address="Monologues_Intro.H48"/>
    </style:style>
    <style:style style:name="ce43" style:family="table-cell" style:parent-style-name="Default">
      <style:map style:condition="is-true-formula([$Monologues_Intro.$F57]&gt;0)" style:apply-style-name="Bez_20_tytułu2" style:base-cell-address="Monologues_Intro.H72"/>
    </style:style>
    <style:style style:name="ce44" style:family="table-cell" style:parent-style-name="Default">
      <style:map style:condition="is-true-formula([$Monologues_Intro.$F66]&gt;0)" style:apply-style-name="Bez_20_tytułu2" style:base-cell-address="Monologues_Intro.H81"/>
    </style:style>
    <style:style style:name="ce45" style:family="table-cell" style:parent-style-name="Default">
      <style:map style:condition="is-true-formula([$Monologues_Intro.$F67]&gt;0)" style:apply-style-name="Bez_20_tytułu2" style:base-cell-address="Monologues_Intro.H82"/>
    </style:style>
    <style:style style:name="ce46" style:family="table-cell" style:parent-style-name="Default">
      <style:map style:condition="is-true-formula([$Monologues_Intro.$F89]&gt;0)" style:apply-style-name="Bez_20_tytułu2" style:base-cell-address="Monologues_Intro.H89"/>
    </style:style>
    <style:style style:name="ce47" style:family="table-cell" style:parent-style-name="Default">
      <style:map style:condition="is-true-formula([$Monologues_Intro.$F98]&gt;0)" style:apply-style-name="Bez_20_tytułu2" style:base-cell-address="Monologues_Intro.H98"/>
    </style:style>
    <style:style style:name="ce48" style:family="table-cell" style:parent-style-name="Default">
      <style:map style:condition="is-true-formula([$Monologues_Intro.$F121]&gt;0)" style:apply-style-name="Bez_20_tytułu2" style:base-cell-address="Monologues_Intro.H121"/>
    </style:style>
    <style:style style:name="ce49" style:family="table-cell" style:parent-style-name="Default">
      <style:map style:condition="is-true-formula([$Monologues_Intro.$F120]&gt;0)" style:apply-style-name="Bez_20_tytułu2" style:base-cell-address="Monologues_Intro.H120"/>
    </style:style>
    <style:style style:name="ce50" style:family="table-cell" style:parent-style-name="Default">
      <style:map style:condition="is-true-formula([$Monologues_Intro.$F125]&gt;0)" style:apply-style-name="Bez_20_tytułu2" style:base-cell-address="Monologues_Intro.H125"/>
    </style:style>
    <style:style style:name="ce51" style:family="table-cell" style:parent-style-name="Default">
      <style:map style:condition="is-true-formula([$Monologues_Intro.$F144]&gt;0)" style:apply-style-name="Bez_20_tytułu2" style:base-cell-address="Monologues_Intro.H144"/>
    </style:style>
    <style:style style:name="ce52" style:family="table-cell" style:parent-style-name="Default">
      <style:map style:condition="is-true-formula([$Monologues_Intro.$F149]&gt;0)" style:apply-style-name="Bez_20_tytułu2" style:base-cell-address="Monologues_Intro.H149"/>
    </style:style>
    <style:style style:name="ce53" style:family="table-cell" style:parent-style-name="Default">
      <style:map style:condition="is-true-formula([$Monologues_Intro.$F163]&gt;0)" style:apply-style-name="Bez_20_tytułu2" style:base-cell-address="Monologues_Intro.H163"/>
    </style:style>
    <style:style style:name="ce54" style:family="table-cell" style:parent-style-name="Default">
      <style:map style:condition="is-true-formula([$Monologues_Intro.$F168]&gt;0)" style:apply-style-name="Bez_20_tytułu2" style:base-cell-address="Monologues_Intro.H168"/>
    </style:style>
    <style:style style:name="ce55" style:family="table-cell" style:parent-style-name="Default">
      <style:map style:condition="is-true-formula([$Monologues_Intro.$F179]&gt;0)" style:apply-style-name="Bez_20_tytułu2" style:base-cell-address="Monologues_Intro.H179"/>
    </style:style>
    <style:style style:name="ce56" style:family="table-cell" style:parent-style-name="Default">
      <style:map style:condition="is-true-formula([$Monologues_Intro.$F192]&gt;0)" style:apply-style-name="Bez_20_tytułu2" style:base-cell-address="Monologues_Intro.H192"/>
    </style:style>
    <style:style style:name="ce57" style:family="table-cell" style:parent-style-name="Default">
      <style:map style:condition="is-true-formula([$Monologues_Intro.$F197]&gt;0)" style:apply-style-name="Bez_20_tytułu2" style:base-cell-address="Monologues_Intro.H197"/>
    </style:style>
    <style:style style:name="ce58" style:family="table-cell" style:parent-style-name="Default">
      <style:map style:condition="is-true-formula([$Monologues_Intro.$F208]&gt;0)" style:apply-style-name="Bez_20_tytułu2" style:base-cell-address="Monologues_Intro.H208"/>
    </style:style>
    <style:style style:name="ce59" style:family="table-cell" style:parent-style-name="Default">
      <style:map style:condition="is-true-formula([$Monologues_Intro.$F215]&gt;0)" style:apply-style-name="Bez_20_tytułu2" style:base-cell-address="Monologues_Intro.H215"/>
    </style:style>
    <style:style style:name="ce60" style:family="table-cell" style:parent-style-name="Default">
      <style:map style:condition="is-true-formula([$Monologues_Intro.$F242]&gt;0)" style:apply-style-name="Bez_20_tytułu2" style:base-cell-address="Monologues_Intro.H242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office:value-type="string">
            <text:p>NPC_ID</text:p>
          </table:table-cell>
          <table:table-cell office:value-type="string">
            <text:p>Conversation_ID</text:p>
          </table:table-cell>
          <table:table-cell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  <table:table-cell/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aj.</text:p>
          </table:table-cell>
          <table:table-cell/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Czego chcesz?! Nie lubię obcych w mojej wsi, zjeżdżaj stąd, zawżdy wzywam mylicje wiejską.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pokojnie, nie zostanę tu długo, chcę się tylko dostać do miasta.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Do miasta mówisz, nie uda ci się, brama jest zawarta. Wpuszczają tylko ludzi, którzy mają glejt.</text:p>
          </table:table-cell>
          <table:table-cell/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 co się stało?</text:p>
          </table:table-cell>
          <table:table-cell/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Z powodu zamieszek jakie ostatnio tu panują, banda chopów, jeden z drugim dostała cegłówką po łbach i wymyślili jakieś bzdury,</text:p>
          </table:table-cell>
          <table:table-cell/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kazałem ich wygnać <text:s/>z naszej wioski, jeśli ty też planujesz jakieś awantury, zastanów się lepiej dwa razy.</text:p>
          </table:table-cell>
          <table:table-cell/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Drugim powodem jest bestyja, co straszy od niedawna. Ludzi zabija, porządnych ludzi! </text:p>
          </table:table-cell>
          <table:table-cell/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/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a się jakoś ominąć strażników?</text:p>
          </table:table-cell>
          <table:table-cell/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7" office:value-type="string">
            <text:p>Da się jakoś ominąć strażników?</text:p>
          </table:table-cell>
          <table:table-cell/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by przejść przez bramę musisz pokazać glejt strażnikom. Ale ja ci nie dam.</text:p>
          </table:table-cell>
          <table:table-cell/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est jeszcze inna droga za mury, ale nie będę mówił o naszych ścieżkach byle pierwszej lepszej włóczędze.</text:p>
          </table:table-cell>
          <table:table-cell/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obra, co mam zrobić?</text:p>
          </table:table-cell>
          <table:table-cell/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Gadaj albo…</text:p>
          </table:table-cell>
          <table:table-cell/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8" office:value-type="string">
            <text:p>Da się jakoś ominąć strażników?</text:p>
          </table:table-cell>
          <table:table-cell/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ądra z ciebie dziewka. Ale co ty możesz?</text:p>
          </table:table-cell>
          <table:table-cell/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łkiem dużo, nawet rzepa mi nie straszna.</text:p>
          </table:table-cell>
          <table:table-cell/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zepa rzepą, nie ucieknie. Jest pewna sprawa, a ludzi brakuje. Ale gadać ci nie będę, boś obca.</text:p>
          </table:table-cell>
          <table:table-cell/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ęc co mam zrobić, żebyś mi zaufał?</text:p>
          </table:table-cell>
          <table:table-cell/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ekonaj do siebie miejscowych, to przekonasz i mnie.</text:p>
          </table:table-cell>
          <table:table-cell/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 mam to zrobić, wszyscy w wiosce trzymają się ode mnie z daleka i nie spotkałam nikogo, kto chciałby ze mną rozmawiać.</text:p>
          </table:table-cell>
          <table:table-cell/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o nie jest przeszkoda, powiedz, że ja cię przysyłam, zacznij od Antoniego.</text:p>
          </table:table-cell>
          <table:table-cell/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obrze, zobaczę co da się zrobić.</text:p>
          </table:table-cell>
          <table:table-cell/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9" office:value-type="string">
            <text:p>Gadaj albo…</text:p>
          </table:table-cell>
          <table:table-cell/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 bo co? Spróbuj tylko podnieść na mnie rękę, a mylicja bez wahania spoli cie na stosie za te czory.</text:p>
          </table:table-cell>
          <table:table-cell/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ysługa za przysługę, tak to tu jest.</text:p>
          </table:table-cell>
          <table:table-cell/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Dobra, co mam zrobić?</text:p>
          </table:table-cell>
          <table:table-cell/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ądra z ciebie dziewka. Ale co ty możesz?</text:p>
          </table:table-cell>
          <table:table-cell/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łkiem dużo, nawet rzepa mi nie straszna.</text:p>
          </table:table-cell>
          <table:table-cell/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zepa, rzepą, ale nie ucieknie. Jest pewna sprawa, a ludzi brakuje. Ale gadać ci nie będę, boś obca.</text:p>
          </table:table-cell>
          <table:table-cell/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ęc co mam zrobić, żebyś mi zaufał?</text:p>
          </table:table-cell>
          <table:table-cell/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ekonaj do siebie miejscowych, to przekonasz i mnie.</text:p>
          </table:table-cell>
          <table:table-cell/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 mam to zrobić, wszyscy w wiosce trzymają się ode mnie z daleka i nie spotkałam nikogo, kto chciałby ze mną rozmawiać.</text:p>
          </table:table-cell>
          <table:table-cell/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2">
            <text:p>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owiedziałbym radź sobie sama, ale zaznaj mojej łaski. Przekonaj do siebie miejscowych, to przekonasz i mnie.</text:p>
          </table:table-cell>
          <table:table-cell/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obrze, zobaczę co da się zrobić.</text:p>
          </table:table-cell>
          <table:table-cell/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0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5">
            <text:p>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6">
            <text:p>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1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39">
            <text:p>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2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42">
            <text:p>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  <table:table-cell/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I co mówią o mnie ludzie w wiosce?</text:p>
          </table:table-cell>
          <table:table-cell/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3" table:style-name="ce22" office:value-type="float" office:value="0">
            <text:p>0</text:p>
          </table:table-cell>
          <table:table-cell table:style-name="ce1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3" table:style-name="ce23" office:value-type="float" office:value="0">
            <text:p>0</text:p>
          </table:table-cell>
          <table:table-cell table:style-name="ce1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1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1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number-columns-repeated="3" table:style-name="ce23" office:value-type="float" office:value="0">
            <text:p>0</text:p>
          </table:table-cell>
          <table:table-cell table:style-name="ce1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1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1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0">
            <text:p>0</text:p>
          </table:table-cell>
          <table:table-cell table:style-name="ce1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4" office:value-type="string">
            <text:p>I co mówią o mnie ludzie w wiosce?</text:p>
          </table:table-cell>
          <table:table-cell/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45" office:value-type="string">
            <text:p>Uważasz mnie za idiotę? Pomóż najpierw komuś, a nie przyłaź z nadzieją, że nie wiem co dzieje się w mojej wiosce.</text:p>
          </table:table-cell>
          <table:table-cell/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/>
          <table:table-cell/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I co mówią o mnie ludzie w wiosce?</text:p>
          </table:table-cell>
          <table:table-cell/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25" office:value-type="float" office:value="0">
            <text:p>0</text:p>
          </table:table-cell>
          <table:table-cell table:style-name="ce9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3" table:style-name="ce26" office:value-type="float" office:value="0">
            <text:p>0</text:p>
          </table:table-cell>
          <table:table-cell table:style-name="ce9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9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number-columns-repeated="3" table:style-name="ce26" office:value-type="float" office:value="0">
            <text:p>0</text:p>
          </table:table-cell>
          <table:table-cell table:style-name="ce9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9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-1">
            <text:p>-1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7" office:value-type="string">
            <text:p>I co mówią o mnie ludzie w wiosce?</text:p>
          </table:table-cell>
          <table:table-cell/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1" office:value-type="string">
            <text:p>Antoni chodzi zadowolony, ponoć dobrze się spisałaś.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1" office:value-type="string">
            <text:p>Antoni nic ciekawego o tobie nie gada.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1" office:value-type="string">
            <text:p>Antoni nie był zachwycony, mówił że go oszukałaś, nie wiem jak jest naprawdę, ale nie mówi to o tobie za dobrze.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number-columns-repeated="3" table:style-name="ce9" office:value-type="float" office:value="0">
            <text:p>0</text:p>
          </table:table-cell>
          <table:table-cell table:style-name="ce1" office:value-type="string">
            <text:p>Powiedzieć, że Antoni cię nie polubił, to jak powiedzieć, że lawa to taka ciepła woda. Wyklinał cię od złodziei i kłamców.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1" office:value-type="string">
            <text:p>Nie mieszam się w takie sprawy, ale uważaj bo gdy wróci do miasta może się na tobie zemścić.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1" office:value-type="string">
            <text:p>Nasz stary Rolnik jest ci wdzięczny za pomoc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9">
            <text:p>19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0">
            <text:p>0</text:p>
          </table:table-cell>
          <table:table-cell table:style-name="ce1" office:value-type="string">
            <text:p>Zielarka Ida mówi, że znasz się na ziołach i pomogłaś mu z naparem leczniczym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1" office:value-type="string">
            <text:p>Nasz myśliwy mówi, że pomogłaś wiosce z pozbyciem się atakujących nas dzikich zwierząt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1" office:value-type="string">
            <text:p>Niestety to jeszcze za mało, bym mógł ci powierzyć zadanie jakże ważne dla mnie i mojej wioski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-1">
            <text:p>-1</text:p>
          </table:table-cell>
          <table:table-cell table:style-name="ce26" office:value-type="float" office:value="0">
            <text:p>0</text:p>
          </table:table-cell>
          <table:table-cell table:style-name="ce1" office:value-type="string">
            <text:p>Ludzie w wiosce o tobie dobrze mówią, myślę, że mogę ci zaufać.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48"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49"/>
          <table:table-cell/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0">
            <text:p>0</text:p>
          </table:table-cell>
          <table:table-cell table:style-name="ce49" office:value-type="string">
            <text:p>Co mam zrobić, żeby dostać się do miasta?</text:p>
          </table:table-cell>
          <table:table-cell/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49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49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49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50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0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number-columns-repeated="3" table:style-name="ce29" office:value-type="float" office:value="0">
            <text:p>0</text:p>
          </table:table-cell>
          <table:table-cell table:style-name="ce50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50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50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number-columns-repeated="3" table:style-name="ce29" office:value-type="float" office:value="0">
            <text:p>0</text:p>
          </table:table-cell>
          <table:table-cell table:style-name="ce50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50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50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1">
            <text:p>1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-1">
            <text:p>-1</text:p>
          </table:table-cell>
          <table:table-cell table:style-name="ce29" office:value-type="float" office:value="0">
            <text:p>0</text:p>
          </table:table-cell>
          <table:table-cell table:style-name="ce50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50" office:value-type="string">
            <text:p>Co mam zrobić, żeby dostać się do miasta?</text:p>
          </table:table-cell>
          <table:table-cell/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0" office:value-type="string">
            <text:p>Pamiętasz o potworze, to dobrze.</text:p>
          </table:table-cell>
          <table:table-cell/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Nie wiem czy słyszałaś od chopów, albo od tego przybłędy Jero, że potwór to mutant magii użyźniającej uprawy.</text:p>
          </table:table-cell>
          <table:table-cell/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Bujda, jedno jest pewne, potwór istnieje, i trzeba się nim zająć. Z powodu wojny miasto ma nas w rzyci.</text:p>
          </table:table-cell>
          <table:table-cell/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am więc sama zabić potwora?</text:p>
          </table:table-cell>
          <table:table-cell/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Dasz radę, a gdybyś dowiedziała się skąd pojawia się ta bestia, sypnąłbym złotem. </text:p>
          </table:table-cell>
          <table:table-cell/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obrze, zabiję potwora, poznam jego historię.</text:p>
          </table:table-cell>
          <table:table-cell/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Cieszy mnie to. Kopalnie znajdziesz kierując się na zachód od wioski, jeśli jeszcze twoje wędrowcze zapędy cię tam nie zaprowadziły.</text:p>
          </table:table-cell>
          <table:table-cell/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ośpiesz się.</text:p>
          </table:table-cell>
          <table:table-cell/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1"/>
          <table:table-cell/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1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1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1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1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52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style-name="ce51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3" table:style-name="ce32" office:value-type="float" office:value="0">
            <text:p>0</text:p>
          </table:table-cell>
          <table:table-cell table:style-name="ce51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1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51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number-columns-repeated="3" table:style-name="ce32" office:value-type="float" office:value="0">
            <text:p>0</text:p>
          </table:table-cell>
          <table:table-cell table:style-name="ce51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1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51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2" office:value-type="float" office:value="0">
            <text:p>0</text:p>
          </table:table-cell>
          <table:table-cell table:style-name="ce51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Tak?</text:p>
          </table:table-cell>
          <table:table-cell/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eszcze się tym nie zajęłam.</text:p>
          </table:table-cell>
          <table:table-cell/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ośpiesz się, za wiele osób już zaginęło, a i bramy miasta mogliby w końcu otworzyć.</text:p>
          </table:table-cell>
          <table:table-cell/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53"/>
          <table:table-cell/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54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0">
            <text:p>0</text:p>
          </table:table-cell>
          <table:table-cell table:style-name="ce53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53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53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8">
            <text:p>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53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53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53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2">
            <text:p>12</text:p>
          </table:table-cell>
          <table:table-cell table:style-name="ce3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3">
            <text:p>13</text:p>
          </table:table-cell>
          <table:table-cell table:style-name="ce33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Tak?</text:p>
          </table:table-cell>
          <table:table-cell/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4">
            <text:p>14</text:p>
          </table:table-cell>
          <table:table-cell table:style-name="ce3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55" office:value-type="string">
            <text:p>Nie żyje, został pogrzebany pod stertą kamieni.</text:p>
          </table:table-cell>
          <table:table-cell/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5">
            <text:p>15</text:p>
          </table:table-cell>
          <table:table-cell table:style-name="ce33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To dobrze, szczerze nie sadziłem że ci się uda. Widzę, że bardzo zależy ci na dostaniu się do miasta.</text:p>
          </table:table-cell>
          <table:table-cell/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6">
            <text:p>16</text:p>
          </table:table-cell>
          <table:table-cell table:style-name="ce33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Powiedz mi, wiesz jak się tu pojawił?</text:p>
          </table:table-cell>
          <table:table-cell/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7">
            <text:p>17</text:p>
          </table:table-cell>
          <table:table-cell table:style-name="ce3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ak, został przyzwany przez grupę protestujących na rozkaz Jero. O to dowód.</text:p>
          </table:table-cell>
          <table:table-cell/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8">
            <text:p>18</text:p>
          </table:table-cell>
          <table:table-cell table:style-name="ce3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Wiedziałem, że ten heretyk maczał w tym palce. Daj mi ten list. </text:p>
          </table:table-cell>
          <table:table-cell/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19">
            <text:p>19</text:p>
          </table:table-cell>
          <table:table-cell table:style-name="ce3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Moja milycja wiejska się nim zajmie, póki brama nie zostanie otwarta. Weź to złoto za pomoc.</text:p>
          </table:table-cell>
          <table:table-cell/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20">
            <text:p>20</text:p>
          </table:table-cell>
          <table:table-cell table:style-name="ce3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 co z dostaniem się do miasta?</text:p>
          </table:table-cell>
          <table:table-cell/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21">
            <text:p>2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Pamiętam, nie bój się, jestem słownym człowiekiem. Nie mam glejtu, ale znam inną drogę.</text:p>
          </table:table-cell>
          <table:table-cell/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22">
            <text:p>22</text:p>
          </table:table-cell>
          <table:table-cell table:style-name="ce3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Prowadzi przez jaskinie, na wschód stąd. Tunele są długie i zawiłe, jak włosy Maryny, ale jest to jedyna droga.</text:p>
          </table:table-cell>
          <table:table-cell/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23">
            <text:p>23</text:p>
          </table:table-cell>
          <table:table-cell table:style-name="ce3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ziękuję za pomoc.</text:p>
          </table:table-cell>
          <table:table-cell/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24">
            <text:p>24</text:p>
          </table:table-cell>
          <table:table-cell table:style-name="ce33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Także dziękuje w imieniu moim, jak i mieszkańców wioski Nawrotów za pomoc z bestią.</text:p>
          </table:table-cell>
          <table:table-cell/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2" office:value-type="float" office:value="25">
            <text:p>25</text:p>
          </table:table-cell>
          <table:table-cell table:style-name="ce33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obra z ciebie dziewczyna, bywaj.</text:p>
          </table:table-cell>
          <table:table-cell/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56"/>
          <table:table-cell/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57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56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56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table:style-name="ce1" office:value-type="float" office:value="3">
            <text:p>3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56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0">
            <text:p>0</text:p>
          </table:table-cell>
          <table:table-cell table:style-name="ce56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56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56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8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number-columns-repeated="3" table:style-name="ce3" office:value-type="float" office:value="0">
            <text:p>0</text:p>
          </table:table-cell>
          <table:table-cell table:style-name="ce18" office:value-type="string">
            <text:p>Tak?</text:p>
          </table:table-cell>
          <table:table-cell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58" office:value-type="string">
            <text:p>Nie żyje, został pogrzebany pod stertą kamieni.</text:p>
          </table:table-cell>
          <table:table-cell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3" table:style-name="ce3" office:value-type="float" office:value="0">
            <text:p>0</text:p>
          </table:table-cell>
          <table:table-cell table:style-name="ce18" office:value-type="string">
            <text:p>To dobrze, szczerze nie sadziłem że ci się uda. Widzę, że bardzo zależy ci na dostaniu się do miasta.</text:p>
          </table:table-cell>
          <table:table-cell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table-cell table:style-name="ce3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Powiedz mi, wiesz jak się tu pojawił?</text:p>
          </table:table-cell>
          <table:table-cell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e, niestety nie udało mi się.</text:p>
          </table:table-cell>
          <table:table-cell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number-columns-repeated="2" table:style-name="ce36" office:value-type="float" office:value="0">
            <text:p>0</text:p>
          </table:table-cell>
          <table:table-cell office:value-type="string">
            <text:p>No cóż, trudno przynajmniej bestyja ubita, już nie będzie straszyć.</text:p>
          </table:table-cell>
          <table:table-cell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number-columns-repeated="2" table:style-name="ce36" office:value-type="float" office:value="0">
            <text:p>0</text:p>
          </table:table-cell>
          <table:table-cell office:value-type="string">
            <text:p>Ale żem jest słowny człek. Nie mam glejtu, ale znam inną drogę. Prowadzi przez jaskinie, na wschód stąd.</text:p>
          </table:table-cell>
          <table:table-cell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6" office:value-type="float" office:value="0">
            <text:p>0</text:p>
          </table:table-cell>
          <table:table-cell office:value-type="string">
            <text:p>Tunele są długie i zawiłe, jak włosy Maryny, ale jest to jedyna droga.</text:p>
          </table:table-cell>
          <table:table-cell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59" office:value-type="string">
            <text:p>Dziękuję za pomoc.</text:p>
          </table:table-cell>
          <table:table-cell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6" office:value-type="float" office:value="0">
            <text:p>0</text:p>
          </table:table-cell>
          <table:table-cell table:style-name="ce59" office:value-type="string">
            <text:p>Także dziękuje w imieniu moim, jak i mieszkańców wioski Nawrotów za pomoc z bestią.</text:p>
          </table:table-cell>
          <table:table-cell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5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6" office:value-type="float" office:value="-1">
            <text:p>-1</text:p>
          </table:table-cell>
          <table:table-cell table:style-name="ce36" office:value-type="float" office:value="0">
            <text:p>0</text:p>
          </table:table-cell>
          <table:table-cell table:style-name="ce59" office:value-type="string">
            <text:p>Dobra z ciebie dziewczyna, bywaj.</text:p>
          </table:table-cell>
          <table:table-cell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office:value-type="string">
            <text:p>Cześć i chwała Si’diredowi. Czego chcesz?</text:p>
          </table:table-cell>
          <table:table-cell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Jeśli chodzi o potwora z kopalni.</text:p>
          </table:table-cell>
          <table:table-cell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Opowiedz mi o tej wiosce.</text:p>
          </table:table-cell>
          <table:table-cell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Zwana jest wioską Nawrotów. Wiela nas tu nie ma, a i wioska nie ogromna i bogata, ale radzim sobie.</text:p>
          </table:table-cell>
          <table:table-cell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Klucz to dyscyplina i nie zadawanie się z każdo nowo przybyłym włóczęgom.</text:p>
          </table:table-cell>
          <table:table-cell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az tu przyloz taki co chopą mówił, że magia Nasza zła, a te debile uwierzyły! To żem psami poszczuł. </text:p>
          </table:table-cell>
          <table:table-cell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zy jest coś ciekawego w okolicy?</text:p>
          </table:table-cell>
          <table:table-cell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Maryna mieszka z boku, ale pewno nie o to ci chodziło. Jest jezioro, las, łąki, pola i Maryna.</text:p>
          </table:table-cell>
          <table:table-cell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tara kopalnia, jest już zamknięta z dziesięć lat. Cmentarz z kryptą, gdzie leży parę znanych, zimnych i szanownych ludzi z okolicy.</text:p>
          </table:table-cell>
          <table:table-cell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o wszystko, do widzenia</text:p>
          </table:table-cell>
          <table:table-cell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Żegnam.</text:p>
          </table:table-cell>
          <table:table-cell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Jak dostać się do zamku?</text:p>
          </table:table-cell>
          <table:table-cell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13">
            <text:p>1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Mało znane przejście prowadzi przez jaskinie, która znajduje się na zachód stąd.</text:p>
          </table:table-cell>
          <table:table-cell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7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Tunele są długie i zawiłe, ale jest to alternatywne przejście za mury.</text:p>
          </table:table-cell>
          <table:table-cell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3" table:number-columns-repeated="2"/>
          <table:table-cell table:style-name="ce15"/>
          <table:table-cell table:style-name="ce3" table:number-columns-repeated="4"/>
          <table:table-cell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36" table:number-columns-repeated="2"/>
          <table:table-cell table:number-columns-repeated="2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36" table:number-columns-repeated="2"/>
          <table:table-cell table:number-columns-repeated="2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36" table:number-columns-repeated="2"/>
          <table:table-cell table:number-columns-repeated="2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36" table:number-columns-repeated="2"/>
          <table:table-cell table:style-name="ce59"/>
          <table:table-cell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36" table:number-columns-repeated="2"/>
          <table:table-cell table:style-name="ce59"/>
          <table:table-cell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36" table:number-columns-repeated="2"/>
          <table:table-cell table:style-name="ce59"/>
          <table:table-cell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4" table:number-columns-repeated="2"/>
          <table:table-cell table:style-name="ce16" table:number-columns-repeated="4"/>
          <table:table-cell table:number-columns-repeated="2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style-name="ce5" table:number-columns-repeated="2"/>
          <table:table-cell table:style-name="ce17"/>
          <table:table-cell table:style-name="ce5" table:number-columns-repeated="3"/>
          <table:table-cell table:number-columns-repeated="2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3"/>
          <table:table-cell table:number-columns-repeated="2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style-name="ce5" table:number-columns-repeated="2"/>
          <table:table-cell table:style-name="ce17"/>
          <table:table-cell table:style-name="ce5" table:number-columns-repeated="3"/>
          <table:table-cell table:number-columns-repeated="2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3"/>
          <table:table-cell table:style-name="ce60"/>
          <table:table-cell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style-name="ce5" table:number-columns-repeated="2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style-name="ce5"/>
          <table:table-cell table:style-name="ce4"/>
          <table:table-cell table:style-name="ce17"/>
          <table:table-cell table:style-name="ce5" table:number-columns-repeated="4"/>
          <table:table-cell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number-columns-repeated="8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number-columns-repeated="8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number-columns-repeated="8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number-columns-repeated="8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number-columns-repeated="8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number-columns-repeated="8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number-columns-repeated="8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number-columns-repeated="8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number-columns-repeated="8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number-columns-repeated="8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number-columns-repeated="8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number-columns-repeated="8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number-columns-repeated="8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number-columns-repeated="8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number-columns-repeated="8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number-columns-repeated="8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number-columns-repeated="8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number-columns-repeated="8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number-columns-repeated="8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number-columns-repeated="8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style-name="ce6" table:number-columns-repeated="2"/>
          <table:table-cell table:style-name="ce18"/>
          <table:table-cell table:style-name="ce6" table:number-columns-repeated="4"/>
          <table:table-cell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style-name="ce6" table:number-columns-repeated="7"/>
          <table:table-cell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style-name="ce6" table:number-columns-repeated="2"/>
          <table:table-cell table:style-name="ce18"/>
          <table:table-cell table:style-name="ce6" table:number-columns-repeated="4"/>
          <table:table-cell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style-name="ce6" table:number-columns-repeated="7"/>
          <table:table-cell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style-name="ce6" table:number-columns-repeated="2"/>
          <table:table-cell table:style-name="ce18"/>
          <table:table-cell table:style-name="ce6" table:number-columns-repeated="4"/>
          <table:table-cell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number-columns-repeated="8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number-columns-repeated="8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number-columns-repeated="8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number-columns-repeated="8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number-columns-repeated="8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number-columns-repeated="8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number-columns-repeated="8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number-columns-repeated="8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number-columns-repeated="8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number-columns-repeated="8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number-columns-repeated="8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number-columns-repeated="8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number-columns-repeated="8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number-columns-repeated="8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number-columns-repeated="8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number-columns-repeated="8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number-columns-repeated="8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number-columns-repeated="8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number-columns-repeated="8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number-columns-repeated="8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number-columns-repeated="8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number-columns-repeated="8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number-columns-repeated="8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number-columns-repeated="8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number-columns-repeated="8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number-columns-repeated="8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number-columns-repeated="8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number-columns-repeated="8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number-columns-repeated="8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number-columns-repeated="8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number-columns-repeated="8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number-columns-repeated="8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number-columns-repeated="8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number-columns-repeated="8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number-columns-repeated="8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number-columns-repeated="8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number-columns-repeated="8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number-columns-repeated="8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number-columns-repeated="8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number-columns-repeated="8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number-columns-repeated="8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number-columns-repeated="8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number-columns-repeated="8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number-columns-repeated="8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number-columns-repeated="8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number-columns-repeated="8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number-columns-repeated="8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number-columns-repeated="8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number-columns-repeated="8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number-columns-repeated="8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number-columns-repeated="8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number-columns-repeated="8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number-columns-repeated="8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number-columns-repeated="8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number-columns-repeated="8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number-columns-repeated="8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number-columns-repeated="8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number-columns-repeated="8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number-columns-repeated="8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number-columns-repeated="8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number-columns-repeated="8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number-columns-repeated="8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number-columns-repeated="8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number-columns-repeated="8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number-columns-repeated="8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number-columns-repeated="8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number-columns-repeated="8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number-columns-repeated="8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number-columns-repeated="8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number-columns-repeated="8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number-columns-repeated="8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number-columns-repeated="8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number-columns-repeated="8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number-columns-repeated="8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number-columns-repeated="8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number-columns-repeated="8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number-columns-repeated="8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number-columns-repeated="8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number-columns-repeated="8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number-columns-repeated="8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number-columns-repeated="8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number-columns-repeated="8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number-columns-repeated="8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number-columns-repeated="8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number-columns-repeated="8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number-columns-repeated="8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number-columns-repeated="8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number-columns-repeated="8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number-columns-repeated="8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number-columns-repeated="8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number-columns-repeated="8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number-columns-repeated="8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number-columns-repeated="8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number-columns-repeated="8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number-columns-repeated="8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number-columns-repeated="8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number-columns-repeated="8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number-columns-repeated="8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number-columns-repeated="8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number-columns-repeated="8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number-columns-repeated="8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number-columns-repeated="8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number-columns-repeated="8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number-columns-repeated="8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number-columns-repeated="8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number-columns-repeated="8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number-columns-repeated="8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number-columns-repeated="8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number-columns-repeated="8"/>
        </table:table-row>
        <table:table-row table:style-name="ro1">
          <table:table-cell table:formula="of:=ROW()-1" office:value-type="float" office:value="382">
            <text:p>382</text:p>
          </table:table-cell>
          <table:table-cell table:formula="of:=ROW()-1" office:value-type="float" office:value="382">
            <text:p>382</text:p>
          </table:table-cell>
          <table:table-cell table:number-columns-repeated="8"/>
        </table:table-row>
        <table:table-row table:style-name="ro1">
          <table:table-cell table:formula="of:=ROW()-1" office:value-type="float" office:value="383">
            <text:p>383</text:p>
          </table:table-cell>
          <table:table-cell table:formula="of:=ROW()-1" office:value-type="float" office:value="383">
            <text:p>383</text:p>
          </table:table-cell>
          <table:table-cell table:number-columns-repeated="8"/>
        </table:table-row>
        <table:table-row table:style-name="ro1">
          <table:table-cell table:formula="of:=ROW()-1" office:value-type="float" office:value="384">
            <text:p>384</text:p>
          </table:table-cell>
          <table:table-cell table:formula="of:=ROW()-1" office:value-type="float" office:value="384">
            <text:p>384</text:p>
          </table:table-cell>
          <table:table-cell table:number-columns-repeated="8"/>
        </table:table-row>
        <table:table-row table:style-name="ro1">
          <table:table-cell table:formula="of:=ROW()-1" office:value-type="float" office:value="385">
            <text:p>385</text:p>
          </table:table-cell>
          <table:table-cell table:formula="of:=ROW()-1" office:value-type="float" office:value="385">
            <text:p>385</text:p>
          </table:table-cell>
          <table:table-cell table:number-columns-repeated="8"/>
        </table:table-row>
        <table:table-row table:style-name="ro1">
          <table:table-cell table:formula="of:=ROW()-1" office:value-type="float" office:value="386">
            <text:p>386</text:p>
          </table:table-cell>
          <table:table-cell table:formula="of:=ROW()-1" office:value-type="float" office:value="386">
            <text:p>386</text:p>
          </table:table-cell>
          <table:table-cell table:number-columns-repeated="8"/>
        </table:table-row>
        <table:table-row table:style-name="ro1">
          <table:table-cell table:formula="of:=ROW()-1" office:value-type="float" office:value="387">
            <text:p>387</text:p>
          </table:table-cell>
          <table:table-cell table:formula="of:=ROW()-1" office:value-type="float" office:value="387">
            <text:p>387</text:p>
          </table:table-cell>
          <table:table-cell table:number-columns-repeated="8"/>
        </table:table-row>
        <table:table-row table:style-name="ro1">
          <table:table-cell table:formula="of:=ROW()-1" office:value-type="float" office:value="388">
            <text:p>388</text:p>
          </table:table-cell>
          <table:table-cell table:formula="of:=ROW()-1" office:value-type="float" office:value="388">
            <text:p>388</text:p>
          </table:table-cell>
          <table:table-cell table:number-columns-repeated="8"/>
        </table:table-row>
        <table:table-row table:style-name="ro1">
          <table:table-cell table:formula="of:=ROW()-1" office:value-type="float" office:value="389">
            <text:p>389</text:p>
          </table:table-cell>
          <table:table-cell table:formula="of:=ROW()-1" office:value-type="float" office:value="389">
            <text:p>389</text:p>
          </table:table-cell>
          <table:table-cell table:number-columns-repeated="8"/>
        </table:table-row>
        <table:table-row table:style-name="ro1">
          <table:table-cell table:formula="of:=ROW()-1" office:value-type="float" office:value="390">
            <text:p>390</text:p>
          </table:table-cell>
          <table:table-cell table:formula="of:=ROW()-1" office:value-type="float" office:value="390">
            <text:p>390</text:p>
          </table:table-cell>
          <table:table-cell table:number-columns-repeated="8"/>
        </table:table-row>
        <table:table-row table:style-name="ro1">
          <table:table-cell table:formula="of:=ROW()-1" office:value-type="float" office:value="391">
            <text:p>391</text:p>
          </table:table-cell>
          <table:table-cell table:formula="of:=ROW()-1" office:value-type="float" office:value="391">
            <text:p>391</text:p>
          </table:table-cell>
          <table:table-cell table:number-columns-repeated="8"/>
        </table:table-row>
        <table:table-row table:style-name="ro1">
          <table:table-cell table:formula="of:=ROW()-1" office:value-type="float" office:value="392">
            <text:p>392</text:p>
          </table:table-cell>
          <table:table-cell table:formula="of:=ROW()-1" office:value-type="float" office:value="392">
            <text:p>392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17.05.2019</text:date>, <text:time>18:28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7T18:28:48.37</dc:date>
    <meta:editing-duration>PT3H46M29S</meta:editing-duration>
    <meta:editing-cycles>17</meta:editing-cycles>
    <meta:document-statistic meta:table-count="1" meta:cell-count="2242" meta:object-count="0"/>
  </office:meta>
</office:document-meta>
</file>